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stroke-dash="Dash_20_3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1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_20_3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_20_34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_20_35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_20_36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4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37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38" svg:stroke-width="0.011cm" svg:stroke-color="#000000" draw:marker-start="" draw:marker-start-width="0.215cm" draw:marker-start-center="false" draw:marker-end="" draw:marker-end-width="0.215cm" draw:marker-end-center="false" draw:fill="solid" draw:fill-color="#ffffff" draw:fill-gradient-name="Gradient_20_7" draw:fill-hatch-name="Hatch_20_47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39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40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41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5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42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1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_20_43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5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dash" draw:stroke-dash="Ultrafine_20_2_20_Dots_20_3_20_Dashes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5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dash" draw:stroke-dash="Ultrafine_20_2_20_Dots_20_3_20_Dashes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4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_20_4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5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_20_45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fill-gradient-name="Gradient_20_7" draw:fill-hatch-name="Hatch_20_56" draw:fill-image-name="Bitmape_20_1" draw:fill-image-width="0cm" draw:fill-image-height="0cm" draw:textarea-horizontal-align="left" draw:auto-grow-height="true" draw:auto-grow-width="true" fo:min-height="0.526cm" fo:min-width="0.034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_20_46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7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0" style:family="graphic" style:parent-style-name="standard">
      <style:graphic-properties draw:stroke="dash" draw:stroke-dash="Ultrafine_20_2_20_Dots_20_3_20_Dashes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8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_20_47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9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75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12pt" fo:language="ru" fo:country="RU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ru" fo:country="RU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ru" fo:country="RU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id="id9" draw:layer="layout" svg:width="2.275cm" svg:height="1.75cm" svg:x="14.95cm" svg:y="6.125cm">
          <draw:text-box>
            <text:p>Синтези-</text:p>
            <text:p>рованная </text:p>
            <text:p>речь</text:p>
          </draw:text-box>
        </draw:frame>
        <draw:rect draw:style-name="gr2" draw:text-style-name="P1" draw:layer="layout" svg:width="3.2cm" svg:height="1.6cm" svg:x="11.325cm" svg:y="11.175cm">
          <text:p text:style-name="P1">Постфильтр</text:p>
        </draw:rect>
        <draw:g>
          <draw:frame draw:style-name="gr3" draw:text-style-name="P3" draw:layer="layout" svg:width="2.991cm" svg:height="1.217cm" svg:x="4.061cm" svg:y="20.109cm">
            <draw:text-box>
              <text:p text:style-name="P2"><text:span text:style-name="T1">Коэффициент</text:span></text:p>
              <text:p text:style-name="P2"><text:span text:style-name="T1">усиления</text:span></text:p>
            </draw:text-box>
          </draw:frame>
          <draw:rect draw:style-name="gr4" draw:text-style-name="P3" draw:id="id3" draw:layer="layout" svg:width="3.2cm" svg:height="1.602cm" svg:x="2.685cm" svg:y="12.759cm">
            <text:p text:style-name="P2"><text:span text:style-name="T1">Фильтрация</text:span></text:p>
          </draw:rect>
          <draw:rect draw:style-name="gr5" draw:text-style-name="P3" draw:id="id1" draw:layer="layout" svg:width="3.2cm" svg:height="1.601cm" svg:x="2.685cm" svg:y="15.15cm">
            <text:p text:style-name="P2"><text:span text:style-name="T1">Сегментация</text:span></text:p>
          </draw:rect>
          <draw:rect draw:style-name="gr6" draw:text-style-name="P3" draw:id="id2" draw:layer="layout" svg:width="3.2cm" svg:height="1.601cm" svg:x="2.685cm" svg:y="17.35cm">
            <text:p text:style-name="P2"><text:span text:style-name="T1">Оконная </text:span></text:p>
            <text:p text:style-name="P2"><text:span text:style-name="T1">обработка</text:span></text:p>
          </draw:rect>
          <draw:connector draw:style-name="gr7" draw:text-style-name="P4" draw:layer="layout" svg:x1="4.285cm" svg:y1="16.751cm" svg:x2="4.285cm" svg:y2="17.35cm" draw:start-shape="id1" draw:start-glue-point="2" draw:end-shape="id2" draw:end-glue-point="0" svg:d="m4285 16751v599">
            <text:p/>
          </draw:connector>
          <draw:connector draw:style-name="gr8" draw:text-style-name="P4" draw:layer="layout" svg:x1="4.285cm" svg:y1="14.361cm" svg:x2="4.285cm" svg:y2="15.15cm" draw:start-shape="id3" draw:start-glue-point="2" draw:end-shape="id1" draw:end-glue-point="0" svg:d="m4285 14361v789">
            <text:p/>
          </draw:connector>
          <draw:rect draw:style-name="gr9" draw:text-style-name="P3" draw:id="id6" draw:layer="layout" svg:width="3.2cm" svg:height="1.601cm" svg:x="7.086cm" svg:y="17.35cm">
            <text:p text:style-name="P2"><text:span text:style-name="T1">Краткосрочный</text:span></text:p>
            <text:p text:style-name="P2"><text:span text:style-name="T1">анализ</text:span></text:p>
          </draw:rect>
          <draw:rect draw:style-name="gr10" draw:text-style-name="P5" draw:id="id4" draw:layer="layout" svg:width="3.2cm" svg:height="1.467cm" svg:x="7.086cm" svg:y="12.725cm">
            <text:p text:style-name="P2"><text:span text:style-name="T2">Анализирующий </text:span></text:p>
            <text:p text:style-name="P2"><text:span text:style-name="T2">фильтр</text:span></text:p>
          </draw:rect>
          <draw:rect draw:style-name="gr11" draw:text-style-name="P3" draw:id="id5" draw:layer="layout" svg:width="3.2cm" svg:height="1.2cm" svg:x="10.485cm" svg:y="15.976cm">
            <text:p text:style-name="P2"><text:span text:style-name="T1">Долгосрочный</text:span></text:p>
            <text:p text:style-name="P2"><text:span text:style-name="T1">анализ</text:span></text:p>
          </draw:rect>
          <draw:connector draw:style-name="gr12" draw:text-style-name="P4" draw:layer="layout" svg:x1="10.286cm" svg:y1="13.458cm" svg:x2="12.085cm" svg:y2="15.976cm" draw:start-shape="id4" draw:start-glue-point="1" draw:end-shape="id5" draw:end-glue-point="0" svg:d="m10286 13458h1799v2518">
            <text:p/>
          </draw:connector>
          <draw:connector draw:style-name="gr13" draw:text-style-name="P4" draw:layer="layout" svg:x1="4.279cm" svg:y1="11.612cm" svg:x2="4.285cm" svg:y2="12.759cm" draw:end-shape="id3" svg:d="m4279 11612v323h6v824">
            <text:p/>
          </draw:connector>
          <draw:connector draw:style-name="gr14" draw:text-style-name="P4" draw:layer="layout" svg:x1="5.885cm" svg:y1="18.15cm" svg:x2="7.086cm" svg:y2="18.15cm" draw:start-shape="id2" draw:start-glue-point="1" draw:end-shape="id6" draw:end-glue-point="3" svg:d="m5885 18150h1201">
            <text:p/>
          </draw:connector>
          <draw:connector draw:style-name="gr15" draw:text-style-name="P4" draw:layer="layout" svg:x1="5.885cm" svg:y1="13.56cm" svg:x2="6.391cm" svg:y2="19.931cm" draw:start-shape="id3" draw:start-glue-point="1" svg:d="m5885 13560h504v6371h2">
            <text:p/>
          </draw:connector>
          <draw:connector draw:style-name="gr16" draw:text-style-name="P4" draw:layer="layout" svg:x1="12.085cm" svg:y1="17.176cm" svg:x2="12.081cm" svg:y2="19.941cm" draw:start-shape="id5" draw:start-glue-point="2" svg:d="m12085 17176v1633h-4v1132">
            <text:p/>
          </draw:connector>
          <draw:frame draw:style-name="gr17" draw:text-style-name="P6" draw:id="id7" draw:layer="layout" svg:width="3.88cm" svg:height="1.7cm" svg:x="6.855cm" svg:y="20.426cm">
            <draw:text-box>
              <text:p text:style-name="P2"><text:span text:style-name="T3">Параметров </text:span></text:p>
              <text:p text:style-name="P2"><text:span text:style-name="T3">кратковременного </text:span></text:p>
              <text:p text:style-name="P2"><text:span text:style-name="T3">предсказания </text:span></text:p>
            </draw:text-box>
          </draw:frame>
          <draw:frame draw:style-name="gr18" draw:text-style-name="P7" draw:layer="layout" svg:width="3.715cm" svg:height="1.7cm" svg:x="12.31cm" svg:y="17.726cm">
            <draw:text-box>
              <text:p text:style-name="P2"><text:span text:style-name="T3">Параметры </text:span></text:p>
              <text:p text:style-name="P2"><text:span text:style-name="T3">долговременного </text:span></text:p>
              <text:p text:style-name="P2"><text:span text:style-name="T3">предсказания</text:span></text:p>
            </draw:text-box>
          </draw:frame>
          <draw:connector draw:style-name="gr19" draw:text-style-name="P4" draw:layer="layout" svg:x1="8.686cm" svg:y1="17.35cm" svg:x2="8.686cm" svg:y2="14.192cm" draw:start-shape="id6" draw:end-shape="id4" draw:end-glue-point="2" svg:d="m8686 17350v-3158">
            <text:p/>
          </draw:connector>
          <draw:connector draw:style-name="gr20" draw:text-style-name="P4" draw:layer="layout" svg:x1="8.686cm" svg:y1="18.951cm" svg:x2="8.795cm" svg:y2="20.426cm" draw:start-shape="id6" draw:start-glue-point="2" draw:end-shape="id7" svg:d="m8686 18951v741h109v734">
            <text:p/>
          </draw:connector>
          <draw:frame draw:style-name="gr21" draw:text-style-name="P4" draw:layer="layout" svg:width="2.344cm" svg:height="1.7cm" svg:x="2.191cm" svg:y="10.825cm">
            <draw:text-box>
              <text:p text:style-name="P2"><text:span text:style-name="T4">Исходный</text:span></text:p>
              <text:p text:style-name="P2"><text:span text:style-name="T4">речевой</text:span></text:p>
              <text:p text:style-name="P2"><text:span text:style-name="T4">сигнал</text:span></text:p>
            </draw:text-box>
          </draw:frame>
        </draw:g>
        <draw:rect draw:style-name="gr2" draw:text-style-name="P1" draw:layer="layout" svg:width="3.2cm" svg:height="1.6cm" svg:x="15.25cm" svg:y="11.125cm">
          <text:p text:style-name="P1">Постфильтр</text:p>
        </draw:rect>
        <draw:connector draw:style-name="gr22" draw:text-style-name="P1" draw:layer="layout" svg:x1="13.7cm" svg:y1="7cm" svg:x2="14.95cm" svg:y2="7cm" draw:start-shape="id8" draw:start-glue-point="1" draw:end-shape="id9" draw:end-glue-point="3" svg:d="m13700 7000h1250">
          <text:p/>
        </draw:connector>
        <draw:frame draw:style-name="gr23" draw:id="id10" draw:layer="layout" svg:width="2.85cm" svg:height="1.217cm" svg:x="6.525cm" svg:y="6.383cm">
          <draw:text-box>
            <text:p>Вектор</text:p>
            <text:p>возбуждения</text:p>
          </draw:text-box>
        </draw:frame>
        <draw:connector draw:style-name="gr22" draw:text-style-name="P1" draw:layer="layout" svg:x1="9.375cm" svg:y1="6.991cm" svg:x2="10.5cm" svg:y2="7cm" draw:start-shape="id10" draw:start-glue-point="1" draw:end-shape="id8" draw:end-glue-point="3" svg:d="m9375 6991h563v9h562">
          <text:p/>
        </draw:connector>
        <draw:rect draw:style-name="gr24" draw:text-style-name="P1" draw:id="id8" draw:layer="layout" svg:width="3.2cm" svg:height="1.6cm" svg:x="10.5cm" svg:y="6.2cm">
          <text:p/>
        </draw:rect>
        <draw:frame draw:style-name="gr25" draw:layer="layout" svg:width="1.752cm" svg:height="1.153cm" svg:x="11.325cm" svg:y="6.47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8H24M26S</meta:editing-duration>
    <meta:editing-cycles>20</meta:editing-cycles>
    <meta:generator>OpenOffice.org/3.2$Win32 OpenOffice.org_project/320m12$Build-9483</meta:generator>
    <dc:date>2012-01-31T15:18:29.80</dc:date>
    <meta:document-statistic meta:object-count="28"/>
  </office:meta>
</office:document-meta>
</file>

<file path=Object 1/content.xml><?xml version="1.0" encoding="utf-8"?>
<math xmlns="http://www.w3.org/1998/Math/MathML">
  <semantics>
    <mrow>
      <mrow>
        <munderover>
          <mi mathvariant="normal">∑</mi>
          <mrow>
            <mi>k</mi>
            <mi mathvariant="normal">=</mi>
            <mn>1</mn>
          </mrow>
          <mi>P</mi>
        </munderover>
        <msub>
          <mi>a</mi>
          <mi>k</mi>
        </msub>
      </mrow>
      <msup>
        <mo stretchy="false">ζ</mo>
        <mrow>
          <mi mathvariant="normal">−</mi>
          <mi>k</mi>
        </mrow>
      </msup>
    </mrow>
    <annotation encoding="StarMath 5.0">sum from k=1 to P a_k %zeta^{-k}</annotation>
  </semantics>
</math>
</file>